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6pt" fo:font-weight="bold"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s àrees funcionals</text:p>
      <text:p text:style-name="Standard"/>
      <text:p text:style-name="Standard"/>
      <text:p text:style-name="Standard"/>
      <text:p text:style-name="Standard">A l'empresa podem distingir les àrees funcionals següents:</text:p>
      <text:p text:style-name="Standard">Àrea de Producció: desenvolupa una funció tècnica. Aquesta funció consisteix a transformar inputs o factors productius en outputs o productes finals a través d'una sèrie d'operacions prèviament organitzades que constitueixen el procés productiu. Per tant, el Departament de Producció s'encarregaria de controlar tots els processos, mètodes i tecnologies que permeten obtenir productes i/o serveis.</text:p>
      <text:p text:style-name="Standard">Àrea Comercial: també anomenada Departament de Màrqueting. Aquest departament s'encarregaria de tot allò relacionat amb el producte: fixació dels preus, distribució, així com publicitat i possibles promocions. Pel que fa al producte,el Departament de Màrqueting en controla tot allò relacionat amb les característiques:disseny, envàs, etiquetatge, etc., amb l'objectiu d'obtenir la satisfacció del consumidor i poder, així, incrementar les vendes. Pel que fa als preus,el Departament de Màrqueting s'encarrega de fixar els preus (en coordinació amb els altres departaments), de manera que estiguin d'acord amb el producte o servei en qüestió i s'incrementin,així, les vendes. Quant a la distribució, el Departament de Màrqueting ha de gestionar i posteriorment controlar que el producte o servei ha arribat al consumidor final i que ho ha fet en condicions òptimes. A més,el Departament de Màrqueting planifica i du a terme campanyes de publicitat destinades a informar i recordar l'existència del producte o servei i a persuadir perquè es compri. Finalment,el Departament de Màrqueting s'encarrega de dur a terme les tasques de promoció de vendes necessàries per aconseguir l'increment de les vendes a curt termini.</text:p>
      <text:p text:style-name="Standard">En conclusió, la funció principal del Departament Comercial o de Màrqueting és incrementar les vendes de l'empresa.</text:p>
      <text:p text:style-name="P1">Dibuix n.1</text:p>
      <text:p text:style-name="Standard">Àrea Econòmica i Financera: La funció d'aquest departament rau, d'una banda, en proporcionar a l'empresa els fons necessaris, en el moment necessari i al mínim cost possible i, d'altra banda, en invertir els fons excedents de l'empresa de manera que se n'obtingui la màxima rendibilitat. També ha de controlar en tot moment els costos existents per obtenir, així, un benefici més gran. En moltes empreses, la funció financera va lligada a la funció comptable, i per això al Departament Economicofinancer s'hi desenvolupen també les tasques comptables: elaboració dels diferents comptes anuals, càlcul de costos i de diferents magnituds economicofinanceres. En altres empreses hi ha un Departament de Comptabilitat independent del Departament Economicofinancer, tot i que amb una gran coordinació a l'hora de desenvolupar les activitats respectives.</text:p>
      <text:p text:style-name="Standard">Àrea de Recursos Humans: a les empreses hi treballen persones i cadascuna d'elles té les seves característiques, comportaments i motivacions. Aquestes persones es relacionen dins l'empresa i, a més, necessiten que se les motivi adequadament, per la qual cosa resulta essencial comptar amb una política de direcció de recursos humans adequada.</text:p>
      <text:p text:style-name="P1">Dibuix n.2</text:p>
      <text:p text:style-name="Standard">Àrea d'Administració: aquesta àrea exerceix el control de l'empresa a través del maneig de documentació. Algunes empreses compten amb un departament anomenat Departament Administratiu o d'Administració. En d'altres, les funcions pròpies d'aquest departament es duen a terme entre diferents departaments com ara el Departament de Personal (que s'encarregaria del maneig de la documentació relacionada amb el personal de l'empresa), o el Departament de Comptabilitat (que s'encarregaria del maneig de documentació comptable i econòm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3T20:05:29.29</meta:creation-date>
    <dc:date>2009-07-11T13:56:05.43</dc:date>
    <meta:editing-duration>PT00H18M22S</meta:editing-duration>
    <meta:editing-cycles>6</meta:editing-cycles>
    <meta:generator>OpenOffice.org/3.0$Win32 OpenOffice.org_project/300m9$Build-9358</meta:generator>
    <meta:document-statistic meta:table-count="0" meta:image-count="0" meta:object-count="0" meta:page-count="1" meta:paragraph-count="10" meta:word-count="516" meta:character-count="3551"/>
  </office:meta>
</office:document-meta>
</file>